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RequestCookieException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CookieException.MissingRequestCookieException( String cookie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Cooki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RequestCookieException.getCooki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CookieException.MissingRequestCookieException( String cookieName , MethodParameter parameter , boolean missingAfterC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